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d6c50" officeooo:paragraph-rsid="001d6c50"/>
    </style:style>
    <style:style style:name="P2" style:family="paragraph" style:parent-style-name="Preformatted_20_Text" style:list-style-name="L1">
      <style:text-properties officeooo:rsid="001d6c50" officeooo:paragraph-rsid="001d6c50"/>
    </style:style>
    <style:style style:name="P3" style:family="paragraph" style:parent-style-name="Preformatted_20_Text" style:list-style-name="L1">
      <style:text-properties officeooo:paragraph-rsid="001d6c50"/>
    </style:style>
    <style:style style:name="T1" style:family="text">
      <style:text-properties officeooo:rsid="001d6c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odin-recipes</text:p>
      <text:p text:style-name="Preformatted_20_Text"/>
      <text:p text:style-name="P1">For the Foundations Course in the odin project, we need to create a website that is a collection of pages for different recipes.</text:p>
      <text:p text:style-name="P1"/>
      <text:p text:style-name="P1">Throughout the project, I will need to do the following:</text:p>
      <text:list text:style-name="L1">
        <text:list-item>
          <text:p text:style-name="P3"><text:span text:style-name="T1">Create different pages to house all of the different recipes</text:span></text:p>
        </text:list-item>
        <text:list-item>
          <text:p text:style-name="P3"><text:span text:style-name="T1">Design a simple lay-out for each recipe page, using only the tools provided by HTML. This will include:</text:span></text:p>
          <text:list>
            <text:list-item>
              <text:p text:style-name="P2">Images</text:p>
            </text:list-item>
            <text:list-item>
              <text:p text:style-name="P2">Lists</text:p>
            </text:list-item>
            <text:list-item>
              <text:p text:style-name="P2">Bold and underlined text</text:p>
            </text:list-item>
            <text:list-item>
              <text:p text:style-name="P2">A link to return to the main page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31T21:45:52.806537942</dc:date>
    <meta:editing-duration>PT3M12S</meta:editing-duration>
    <meta:editing-cycles>1</meta:editing-cycles>
    <meta:document-statistic meta:table-count="0" meta:image-count="0" meta:object-count="0" meta:page-count="1" meta:paragraph-count="9" meta:word-count="83" meta:character-count="435" meta:non-whitespace-character-count="367"/>
    <meta:generator>LibreOffice/24.2.7.2$Linux_X86_64 LibreOffice_project/420$Build-2</meta:generator>
  </office:meta>
</office:document-meta>
</file>